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size="14pt" style:font-size-asian="14pt" style:font-size-complex="14pt"/>
    </style:style>
    <style:style style:name="P2" style:parent-style-name="Titre1" style:family="paragraph">
      <style:paragraph-properties fo:text-align="center"/>
    </style:style>
    <style:style style:name="P3" style:parent-style-name="Titre1" style:family="paragraph">
      <style:paragraph-properties fo:text-align="center"/>
    </style:style>
    <style:style style:name="T4" style:parent-style-name="Policepardéfaut" style:family="text">
      <style:text-properties fo:language="fr" fo:country="FR"/>
    </style:style>
    <style:style style:name="P5" style:parent-style-name="Textbody" style:family="paragraph">
      <style:paragraph-properties fo:text-align="center"/>
    </style:style>
    <style:style style:name="P6" style:parent-style-name="Textbody" style:family="paragraph">
      <style:text-properties fo:font-weight="bold" style:font-weight-asian="bold" style:font-weight-complex="bold" fo:font-size="11pt" style:font-size-asian="11pt" style:font-size-complex="11pt"/>
    </style:style>
    <style:style style:name="TableColumn8" style:family="table-column">
      <style:table-column-properties style:column-width="2.2312in" style:use-optimal-column-width="false"/>
    </style:style>
    <style:style style:name="TableColumn9" style:family="table-column">
      <style:table-column-properties style:column-width="2.2305in" style:use-optimal-column-width="false"/>
    </style:style>
    <style:style style:name="TableColumn10" style:family="table-column">
      <style:table-column-properties style:column-width="2.2305in" style:use-optimal-column-width="false"/>
    </style:style>
    <style:style style:name="Table7" style:family="table">
      <style:table-properties style:width="6.6923in" fo:margin-left="-0.009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3" style:parent-style-name="TableHeading" style:family="paragraph">
      <style:paragraph-properties fo:text-align="start"/>
      <style:text-properties fo:language="fr" fo:country="FR"/>
    </style:style>
    <style:style style:name="TableCell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5" style:parent-style-name="TableHeading" style:family="paragraph">
      <style:paragraph-properties fo:text-align="start"/>
      <style:text-properties fo:language="fr" fo:country="FR"/>
    </style:style>
    <style:style style:name="TableCell16" style:family="table-cell">
      <style:table-cell-properties fo:border="0.0034in solid #000000" style:writing-mode="lr-tb" style:vertical-align="middle" fo:padding-top="0.0381in" fo:padding-left="0.0381in" fo:padding-bottom="0.0381in" fo:padding-right="0.0381in"/>
    </style:style>
    <style:style style:name="P17" style:parent-style-name="TableHeading" style:family="paragraph">
      <style:paragraph-properties fo:text-align="start"/>
      <style:text-properties fo:language="fr" fo:country="FR"/>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 style:parent-style-name="TableContents" style:family="paragraph">
      <style:text-properties fo:language="fr" fo:country="FR"/>
    </style:style>
    <style:style style:name="TableCell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23" style:parent-style-name="Accentuation" style:family="text">
      <style:text-properties fo:font-style="normal" style:font-style-asian="normal" style:font-style-complex="normal" fo:language="fr" fo:country="FR"/>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26" style:parent-style-name="Policepardéfaut" style:family="text">
      <style:text-properties fo:font-weight="bold" style:font-weight-asian="bold" style:font-weight-complex="bold" fo:language="fr" fo:country="FR"/>
    </style:style>
    <style:style style:name="T27" style:parent-style-name="Policepardéfaut" style:family="text">
      <style:text-properties fo:language="fr" fo:country="FR"/>
    </style:style>
    <style:style style:name="TableCell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29" style:parent-style-name="Policepardéfaut" style:family="text">
      <style:text-properties fo:font-weight="bold" style:font-weight-asian="bold" style:font-weight-complex="bold" fo:language="fr" fo:country="FR"/>
    </style:style>
    <style:style style:name="T30" style:parent-style-name="Policepardéfaut" style:family="text">
      <style:text-properties fo:language="fr" fo:country="FR"/>
    </style:style>
    <style:style style:name="TableCell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2" style:parent-style-name="Policepardéfaut" style:family="text">
      <style:text-properties fo:font-weight="bold" style:font-weight-asian="bold" style:font-weight-complex="bold" fo:language="fr" fo:country="FR"/>
    </style:style>
    <style:style style:name="T33" style:parent-style-name="Policepardéfaut" style:family="text">
      <style:text-properties fo:language="fr" fo:country="FR"/>
    </style:style>
    <style:style style:name="P34" style:parent-style-name="Textbody" style:family="paragraph">
      <style:text-properties fo:font-weight="bold" style:font-weight-asian="bold" style:font-weight-complex="bold" fo:font-size="11pt" style:font-size-asian="11pt" style:font-size-complex="11pt"/>
    </style:style>
    <style:style style:name="TableColumn36" style:family="table-column">
      <style:table-column-properties style:column-width="3.3458in" style:use-optimal-column-width="false"/>
    </style:style>
    <style:style style:name="TableColumn37" style:family="table-column">
      <style:table-column-properties style:column-width="3.3465in" style:use-optimal-column-width="false"/>
    </style:style>
    <style:style style:name="Table35" style:family="table">
      <style:table-properties style:width="6.6923in" fo:margin-left="-0.009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fo:font-weight="bold" style:font-weight-asian="bold" style:font-weight-complex="bold" fo:language="fr" fo:country="FR"/>
    </style:style>
    <style:style style:name="TableCell41" style:family="table-cell">
      <style:table-cell-properties fo:border="0.0034in solid #000000"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fo:language="fr" fo:country="FR"/>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fo:language="fr" fo:country="FR"/>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7" style:parent-style-name="Accentuation" style:family="text">
      <style:text-properties fo:font-style="normal" style:font-style-asian="normal" style:font-style-complex="normal" fo:language="fr" fo:country="FR"/>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fo:language="fr" fo:country="FR"/>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extbody" style:family="paragraph">
      <style:text-properties fo:font-weight="bold" style:font-weight-asian="bold" style:font-weight-complex="bold" fo:font-size="11pt" style:font-size-asian="11pt" style:font-size-complex="11pt"/>
    </style:style>
    <style:style style:name="TableColumn54" style:family="table-column">
      <style:table-column-properties style:column-width="3.3458in" style:use-optimal-column-width="false"/>
    </style:style>
    <style:style style:name="TableColumn55" style:family="table-column">
      <style:table-column-properties style:column-width="3.3465in" style:use-optimal-column-width="false"/>
    </style:style>
    <style:style style:name="Table53" style:family="table">
      <style:table-properties style:width="6.6923in" fo:margin-left="-0.009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fo:language="fr" fo:country="FR"/>
    </style:style>
    <style:style style:name="TableCell59" style:family="table-cell">
      <style:table-cell-properties fo:border="0.0034in solid #000000"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fo:language="fr" fo:country="FR"/>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3" style:parent-style-name="TableContents" style:family="paragraph">
      <style:text-properties fo:language="fr" fo:country="FR"/>
    </style:style>
    <style:style style:name="TableCell6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5" style:parent-style-name="TableContents" style:family="paragraph">
      <style:text-properties fo:language="fr" fo:country="FR"/>
    </style:style>
    <style:style style:name="TableColumn67" style:family="table-column">
      <style:table-column-properties style:column-width="0.8555in" style:use-optimal-column-width="false"/>
    </style:style>
    <style:style style:name="TableColumn68" style:family="table-column">
      <style:table-column-properties style:column-width="1.8291in" style:use-optimal-column-width="false"/>
    </style:style>
    <style:style style:name="TableColumn69" style:family="table-column">
      <style:table-column-properties style:column-width="1.759in" style:use-optimal-column-width="false"/>
    </style:style>
    <style:style style:name="TableColumn70" style:family="table-column">
      <style:table-column-properties style:column-width="0.9097in" style:use-optimal-column-width="false"/>
    </style:style>
    <style:style style:name="TableColumn71" style:family="table-column">
      <style:table-column-properties style:column-width="1.3388in" style:use-optimal-column-width="false"/>
    </style:style>
    <style:style style:name="Table66" style:family="table">
      <style:table-properties style:width="6.6923in" fo:margin-left="-0.009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fo:language="fr" fo:country="FR"/>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TableContents" style:family="paragraph">
      <style:text-properties fo:font-weight="bold" style:font-weight-asian="bold" style:font-weight-complex="bold" fo:language="fr" fo:country="FR"/>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fo:language="fr" fo:country="FR"/>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text-properties fo:font-weight="bold" style:font-weight-asian="bold" style:font-weight-complex="bold" fo:language="fr" fo:country="FR"/>
    </style:style>
    <style:style style:name="TableCell81" style:family="table-cell">
      <style:table-cell-properties fo:border="0.0034in solid #000000" style:writing-mode="lr-tb" style:vertical-align="middle" fo:padding-top="0.0381in" fo:padding-left="0.0381in" fo:padding-bottom="0.0381in" fo:padding-right="0.0381in"/>
    </style:style>
    <style:style style:name="P82" style:parent-style-name="TableContents" style:family="paragraph">
      <style:text-properties fo:font-weight="bold" style:font-weight-asian="bold" style:font-weight-complex="bold" fo:language="fr" fo:country="FR"/>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TableContents" style:family="paragraph">
      <style:text-properties fo:font-weight="bold" style:font-weight-asian="bold" style:font-weight-complex="bold" fo:language="fr" fo:country="FR"/>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TableContents" style:family="paragraph">
      <style:text-properties fo:language="fr" fo:country="FR"/>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text-properties fo:language="fr" fo:country="FR"/>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TableContents" style:family="paragraph">
      <style:text-properties fo:language="fr" fo:country="FR"/>
    </style:style>
    <style:style style:name="P93" style:parent-style-name="Normal" style:family="paragraph">
      <style:paragraph-properties fo:break-before="page"/>
    </style:style>
    <style:style style:name="P94" style:parent-style-name="Titre1" style:family="paragraph">
      <style:paragraph-properties fo:break-before="page" fo:text-align="center"/>
    </style:style>
    <style:style style:name="T95" style:parent-style-name="Policepardéfaut" style:family="text">
      <style:text-properties fo:language="fr" fo:country="FR"/>
    </style:style>
  </office:automatic-styles>
  <office:body>
    <office:text text:use-soft-page-breaks="true">
      <text:p text:style-name="P1">GROUPE C</text:p>
      <text:h text:style-name="P2" text:outline-level="1"/>
      <text:h text:style-name="P3" text:outline-level="1"><text:span text:style-name="T4">Compte Rendu Réunion Interne 1</text:span></text:h>
      <text:p text:style-name="P5"/>
      <text:p text:style-name="Textbody"/>
      <text:p text:style-name="P6">Auteurs :</text:p>
      <table:table table:style-name="Table7">
        <table:table-columns>
          <table:table-column table:style-name="TableColumn8"/>
          <table:table-column table:style-name="TableColumn9"/>
          <table:table-column table:style-name="TableColumn10"/>
        </table:table-columns>
        <table:table-header-rows>
          <table:table-row table:style-name="TableRow11">
            <table:table-cell table:style-name="TableCell12">
              <text:p text:style-name="P13">Auteurs</text:p>
            </table:table-cell>
            <table:table-cell table:style-name="TableCell14">
              <text:p text:style-name="P15">Approbateurs</text:p>
            </table:table-cell>
            <table:table-cell table:style-name="TableCell16">
              <text:p text:style-name="P17">Validation</text:p>
            </table:table-cell>
          </table:table-row>
        </table:table-header-rows>
        <table:table-row table:style-name="TableRow18">
          <table:table-cell table:style-name="TableCell19">
            <text:p text:style-name="Standard">Sébastien Trousse</text:p>
          </table:table-cell>
          <table:table-cell table:style-name="TableCell20">
            <text:p text:style-name="P21"/>
          </table:table-cell>
          <table:table-cell table:style-name="TableCell22">
            <text:p text:style-name="TableContents"><text:span text:style-name="T23">Olivier MICHALON</text:span></text:p>
          </table:table-cell>
        </table:table-row>
        <table:table-row table:style-name="TableRow24">
          <table:table-cell table:style-name="TableCell25">
            <text:p text:style-name="TableContents"><text:span text:style-name="T26">Rédigé le</text:span><text:span text:style-name="T27"><text:s/>: 23/10/2013</text:span></text:p>
          </table:table-cell>
          <table:table-cell table:style-name="TableCell28">
            <text:p text:style-name="TableContents"><text:span text:style-name="T29">Approuvé le</text:span><text:span text:style-name="T30"><text:s/>:</text:span></text:p>
          </table:table-cell>
          <table:table-cell table:style-name="TableCell31">
            <text:p text:style-name="TableContents"><text:span text:style-name="T32">Validé le<text:s/></text:span><text:span text:style-name="T33">:</text:span></text:p>
          </table:table-cell>
        </table:table-row>
      </table:table>
      <text:p text:style-name="Textbody"/>
      <text:p text:style-name="P34">Diffusion :</text:p>
      <table:table table:style-name="Table35">
        <table:table-columns>
          <table:table-column table:style-name="TableColumn36"/>
          <table:table-column table:style-name="TableColumn37"/>
        </table:table-columns>
        <table:table-row table:style-name="TableRow38">
          <table:table-cell table:style-name="TableCell39">
            <text:p text:style-name="P40">Diffusion</text:p>
          </table:table-cell>
          <table:table-cell table:style-name="TableCell41">
            <text:p text:style-name="P42">Externe</text:p>
          </table:table-cell>
        </table:table-row>
        <table:table-row table:style-name="TableRow43">
          <table:table-cell table:style-name="TableCell44">
            <text:p text:style-name="P45">À :</text:p>
          </table:table-cell>
          <table:table-cell table:style-name="TableCell46">
            <text:p text:style-name="TableContents"><text:span text:style-name="T47">Olivier MICHALON</text:span></text:p>
          </table:table-cell>
        </table:table-row>
        <table:table-row table:style-name="TableRow48">
          <table:table-cell table:style-name="TableCell49">
            <text:p text:style-name="P50">Copie à :</text:p>
          </table:table-cell>
          <table:table-cell table:style-name="TableCell51">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body"/>
      <text:p text:style-name="P52">Document de référence :</text:p>
      <table:table table:style-name="Table53">
        <table:table-columns>
          <table:table-column table:style-name="TableColumn54"/>
          <table:table-column table:style-name="TableColumn55"/>
        </table:table-columns>
        <table:table-row table:style-name="TableRow56">
          <table:table-cell table:style-name="TableCell57">
            <text:p text:style-name="P58">Libellé</text:p>
          </table:table-cell>
          <table:table-cell table:style-name="TableCell59">
            <text:p text:style-name="P60">Document</text:p>
          </table:table-cell>
        </table:table-row>
        <table:table-row table:style-name="TableRow61">
          <table:table-cell table:style-name="TableCell62">
            <text:p text:style-name="P63"/>
          </table:table-cell>
          <table:table-cell table:style-name="TableCell64">
            <text:p text:style-name="P65"/>
          </table:table-cell>
        </table:table-row>
      </table:table>
      <text:p text:style-name="Textbody"/>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N° Version</text:p>
          </table:table-cell>
          <table:table-cell table:style-name="TableCell75">
            <text:p text:style-name="P76">Auteurs</text:p>
          </table:table-cell>
          <table:table-cell table:style-name="TableCell77">
            <text:p text:style-name="P78">Approbateurs</text:p>
          </table:table-cell>
          <table:table-cell table:style-name="TableCell79">
            <text:p text:style-name="P80">Date</text:p>
          </table:table-cell>
          <table:table-cell table:style-name="TableCell81">
            <text:p text:style-name="P82">Historique des évolutions</text:p>
          </table:table-cell>
        </table:table-row>
        <table:table-row table:style-name="TableRow83">
          <table:table-cell table:style-name="TableCell84">
            <text:p text:style-name="P85">V1.0</text:p>
          </table:table-cell>
          <table:table-cell table:style-name="TableCell86">
            <text:p text:style-name="Standard">Sébastien Trousse</text:p>
          </table:table-cell>
          <table:table-cell table:style-name="TableCell87">
            <text:p text:style-name="P88"/>
          </table:table-cell>
          <table:table-cell table:style-name="TableCell89">
            <text:p text:style-name="P90">23/10/2013</text:p>
          </table:table-cell>
          <table:table-cell table:style-name="TableCell91">
            <text:p text:style-name="P92">Création du document.</text:p>
          </table:table-cell>
        </table:table-row>
      </table:table>
      <text:p text:style-name="Normal"/>
      <text:p text:style-name="P93"/>
      <text:soft-page-break/>
      <text:h text:style-name="P94" text:outline-level="1"><text:span text:style-name="T95">Compte Rendu Réunion Interne 1</text:span></text:h>
      <text:p text:style-name="Normal"/>
      <text:p text:style-name="Normal">Pour cette itération,<text:s/>nous avons vu avec le DP qu’il faudrait faire une<text:s/>maquette (Interface graphique) à<text:s/>présenter<text:s/>avec QDesigner.<text:s/></text:p>
      <text:p text:style-name="Normal"/>
      <text:h text:style-name="Titre3" text:outline-level="3">Au sujet du Plan<text:s/>d’Assurance Qualité :<text:s/></text:h>
      <text:p text:style-name="Standard">Nous allons fixer différentes normes pour le nommage des fichiers, pour notre manière de coder et pour les logiciels et les mécanismes que nous allons utiliser<text:s/>Libre Office<text:s/>dans un premier temps puis si possible Word et pour ce qui est du serveur de stockage git Hub.</text:p>
      <text:p text:style-name="Standard"/>
      <text:p text:style-name="Standard">Nous devons également<text:s/>nous<text:s/>engager<text:s/>à répondre aux mails rapidement,<text:s/>et sur les dates à respecter<text:s/>concernant les livraisons du projet.<text:s/></text:p>
      <text:p text:style-name="Standard"/>
      <text:h text:style-name="Titre3" text:outline-level="3">Normes à respecter :<text:s/></text:h>
      <text:p text:style-name="Standard">Pour ce qui est des normes des<text:s/>fichiers,<text:s/>nous nous engageons également à garder une uniformité dans les documents en gardant des cartouches pour les grandes parties, ou cas d’utilisations, et également pour le document maitre. Pour ce qui est du cartouche, l’ajout d’une colonne non approuvé peut être ajouté.</text:p>
      <text:p text:style-name="Standard"/>
      <text:p text:style-name="Standard">Pour<text:s/>simplifier le<text:s/>travail,<text:s/>nous utiliserons un seul logiciel par<text:s/>diagramme<text:s/>pour éviter les conflits.</text:p>
      <text:p text:style-name="Standard"/>
      <text:p text:style-name="Standard">Pour ce qui est des approbations, il est préférable que tous les membres approuvent le travail réalisé pour être sûr que le document envoyé ne soit pas bourré de fautes.</text:p>
      <text:p text:style-name="Standard"/>
      <text:p text:style-name="Standard">Le DP a<text:s/>éclairci<text:s/>un point au sujet de la différence entre les outils et méthodes utilisés et le PAQ. Pour ce qui est des outils et méthodes<text:s/>utilisés,<text:s/>il faut dire ce que l’on utilise alors que dans le PAQ on expliquera comment nous allons l’utiliser.</text:p>
      <text:p text:style-name="Standard">Il est préférable que l’intégralité des membres ait touché à toutes les parties du projet en changeant de rôle d’une itération à l’autre pour que personne ne soit désavantagé.<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Textbody" style:default-outline-level="1">
      <style:paragraph-properties fo:keep-with-next="always" fo:margin-top="0.1666in" fo:margin-bottom="0.0833in"/>
      <style:text-properties style:font-name="Arial" style:font-name-asian="Andale Sans UI" style:font-name-complex="Tahoma" fo:font-weight="bold" style:font-weight-asian="bold" style:font-weight-complex="bold" fo:font-size="14pt" style:font-size-asian="14pt" style:font-size-complex="14pt" fo:language="de" fo:country="DE" style:language-asian="ja" style:country-asian="JP" style:language-complex="fa" style:country-complex="IR"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Arial" style:font-name-asian="Andale Sans UI" style:font-name-complex="Tahoma" fo:font-weight="bold" style:font-weight-asian="bold" style:font-weight-complex="bold" fo:font-size="14pt" style:font-size-asian="14pt" style:font-size-complex="14pt" fo:language="de" fo:country="DE" style:language-asian="ja" style:country-asian="JP" style:language-complex="fa" style:country-complex="IR"/>
    </style:style>
    <style:style style:name="TableContents" style:display-name="Table Contents" style:family="paragraph" style:parent-style-name="Standard">
      <style:paragraph-properties text:number-lines="false"/>
      <style:text-properties style:font-name="Times New Roman" style:font-name-asian="Andale Sans UI" style:font-name-complex="Tahoma" fo:language="de" fo:country="DE" style:language-asian="ja" style:country-asian="JP" style:language-complex="fa" style:country-complex="IR"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ccentuation" style:display-name="Accentuation" style:family="text">
      <style:text-properties fo:font-style="italic" style:font-style-asian="italic" style:font-style-complex="italic"/>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Titre2Car" style:display-name="Titre 2 Car" style:family="text" style:parent-style-name="Policepardéfaut">
      <style:text-properties style:font-name="Calibri Light" style:font-name-asian="Times New Roman" style:font-name-complex="Mangal" fo:color="#2E74B5"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4D78"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OUSSE Sebastien</meta:initial-creator>
    <dc:creator>Razor</dc:creator>
    <meta:creation-date>2013-10-23T18:22:00Z</meta:creation-date>
    <dc:date>2013-10-23T18:22:00Z</dc:date>
    <meta:template xlink:href="Normal.dotm" xlink:type="simple"/>
    <meta:editing-cycles>2</meta:editing-cycles>
    <meta:editing-duration>PT60S</meta:editing-duration>
    <meta:document-statistic meta:page-count="2" meta:paragraph-count="4" meta:word-count="332" meta:character-count="2154" meta:row-count="15" meta:non-whitespace-character-count="1826"/>
  </office:meta>
</office:document-meta>
</file>